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Text_20_body">
      <style:text-properties style:text-underline-style="none" fo:font-weight="normal" officeooo:rsid="0019cb18" officeooo:paragraph-rsid="0019cb18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1c5643" officeooo:paragraph-rsid="001c5643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1cbff6" officeooo:paragraph-rsid="001cbff6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1e33b0" officeooo:paragraph-rsid="001e33b0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221360" officeooo:paragraph-rsid="00221360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232e79" officeooo:paragraph-rsid="00232e79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15ca01" officeooo:paragraph-rsid="0015ca01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18e584" officeooo:paragraph-rsid="0018e584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24ccf8" officeooo:paragraph-rsid="0024ccf8" style:font-weight-asian="normal" style:font-weight-complex="normal"/>
    </style:style>
    <style:style style:name="P12" style:family="paragraph" style:parent-style-name="Text_20_body">
      <style:text-properties style:text-underline-style="none" officeooo:rsid="0015ca01" officeooo:paragraph-rsid="0015ca01"/>
    </style:style>
    <style:style style:name="P13" style:family="paragraph" style:parent-style-name="Text_20_body"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P14" style:family="paragraph" style:parent-style-name="Text_20_body">
      <style:text-properties style:text-underline-style="solid" style:text-underline-width="auto" style:text-underline-color="font-color" fo:font-weight="normal" officeooo:rsid="0019cb18" officeooo:paragraph-rsid="0019cb18" style:font-weight-asian="normal" style:font-weight-complex="normal"/>
    </style:style>
    <style:style style:name="P15" style:family="paragraph" style:parent-style-name="Text_20_body">
      <style:text-properties style:text-underline-style="solid" style:text-underline-width="auto" style:text-underline-color="font-color" fo:font-weight="normal" officeooo:rsid="001b73d6" officeooo:paragraph-rsid="001b73d6" style:font-weight-asian="normal" style:font-weight-complex="normal"/>
    </style:style>
    <style:style style:name="P16" style:family="paragraph" style:parent-style-name="Text_20_body">
      <style:text-properties style:text-underline-style="solid" style:text-underline-width="auto" style:text-underline-color="font-color" fo:font-weight="normal" officeooo:rsid="001c1a3f" officeooo:paragraph-rsid="001c1a3f" style:font-weight-asian="normal" style:font-weight-complex="normal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c5643" officeooo:paragraph-rsid="001c5643" style:font-weight-asian="normal" style:font-weight-complex="normal"/>
    </style:style>
    <style:style style:name="P18" style:family="paragraph" style:parent-style-name="Text_20_body">
      <style:text-properties style:text-underline-style="solid" style:text-underline-width="auto" style:text-underline-color="font-color" fo:font-weight="normal" officeooo:rsid="001cbff6" officeooo:paragraph-rsid="001e33b0" style:font-weight-asian="normal" style:font-weight-complex="normal"/>
    </style:style>
    <style:style style:name="P19" style:family="paragraph" style:parent-style-name="Text_20_body">
      <style:text-properties style:text-underline-style="solid" style:text-underline-width="auto" style:text-underline-color="font-color" fo:font-weight="normal" officeooo:rsid="001e33b0" officeooo:paragraph-rsid="001e33b0" style:font-weight-asian="normal" style:font-weight-complex="normal"/>
    </style:style>
    <style:style style:name="P20" style:family="paragraph" style:parent-style-name="Text_20_body">
      <style:text-properties fo:font-size="18pt" style:text-underline-style="solid" style:text-underline-width="auto" style:text-underline-color="font-color" fo:font-weight="bold" officeooo:rsid="0019cb18" officeooo:paragraph-rsid="0019cb18" style:font-size-asian="18pt" style:font-weight-asian="bold" style:font-size-complex="18pt" style:font-weight-complex="bold"/>
    </style:style>
    <style:style style:name="P21" style:family="paragraph" style:parent-style-name="Text_20_body">
      <style:text-properties fo:font-size="18pt" style:text-underline-style="solid" style:text-underline-width="auto" style:text-underline-color="font-color" fo:font-weight="bold" officeooo:rsid="0025c9fd" officeooo:paragraph-rsid="0025c9fd" style:font-size-asian="15.75pt" style:font-weight-asian="bold" style:font-size-complex="18pt" style:font-weight-complex="bold"/>
    </style:style>
    <style:style style:name="P22" style:family="paragraph" style:parent-style-name="Text_20_body">
      <style:text-properties fo:font-size="12pt" style:text-underline-style="solid" style:text-underline-width="auto" style:text-underline-color="font-color" fo:font-weight="bold" officeooo:rsid="0025c9fd" officeooo:paragraph-rsid="0025c9fd" style:font-size-asian="10.5pt" style:font-weight-asian="bold" style:font-size-complex="12pt" style:font-weight-complex="bold"/>
    </style:style>
    <style:style style:name="P23" style:family="paragraph" style:parent-style-name="Text_20_body">
      <style:text-properties fo:font-size="12pt" style:text-underline-style="solid" style:text-underline-width="auto" style:text-underline-color="font-color" fo:font-weight="normal" officeooo:rsid="0025c9fd" officeooo:paragraph-rsid="0025c9f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rsid="002ffc19" officeooo:paragraph-rsid="002ffc19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ffc19" officeooo:paragraph-rsid="002ffc19"/>
    </style:style>
    <style:style style:name="P26" style:family="paragraph" style:parent-style-name="Text_20_body">
      <style:text-properties fo:font-size="12pt" style:text-underline-style="none" fo:font-weight="normal" officeooo:rsid="0025c9fd" officeooo:paragraph-rsid="0025c9fd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font-size="12pt" style:text-underline-style="none" fo:font-weight="normal" officeooo:rsid="002c5fef" officeooo:paragraph-rsid="002c5fef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style:text-underline-style="none" fo:font-weight="normal" officeooo:rsid="002c5fef" officeooo:paragraph-rsid="002ffc19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fo:font-size="12pt" style:text-underline-style="none" fo:font-weight="normal" officeooo:rsid="002d78dc" officeooo:paragraph-rsid="002d78dc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fo:font-size="12pt" style:text-underline-style="none" fo:font-weight="normal" officeooo:rsid="002ffc19" officeooo:paragraph-rsid="002ffc19" style:font-size-asian="10.5pt" style:font-weight-asian="normal" style:font-size-complex="12pt" style:font-weight-complex="normal"/>
    </style:style>
    <style:style style:name="P31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a1e3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ca01" style:font-weight-asian="bold" style:font-weight-complex="bold"/>
    </style:style>
    <style:style style:name="T5" style:family="text">
      <style:text-properties fo:font-weight="bold" officeooo:rsid="001c5643" style:font-weight-asian="bold" style:font-weight-complex="bold"/>
    </style:style>
    <style:style style:name="T6" style:family="text">
      <style:text-properties fo:font-weight="bold" officeooo:rsid="00221360" style:font-weight-asian="bold" style:font-weight-complex="bold"/>
    </style:style>
    <style:style style:name="T7" style:family="text">
      <style:text-properties fo:font-weight="bold" officeooo:rsid="00232e79" style:font-weight-asian="bold" style:font-weight-complex="bold"/>
    </style:style>
    <style:style style:name="T8" style:family="text">
      <style:text-properties fo:font-weight="bold" officeooo:rsid="0024ccf8" style:font-weight-asian="bold" style:font-weight-complex="bold"/>
    </style:style>
    <style:style style:name="T9" style:family="text">
      <style:text-properties fo:font-weight="bold" officeooo:rsid="002c5fef" style:font-weight-asian="bold" style:font-weight-complex="bold"/>
    </style:style>
    <style:style style:name="T10" style:family="text">
      <style:text-properties fo:font-weight="bold" officeooo:rsid="002ffc19" style:font-weight-asian="bold" style:font-weight-complex="bold"/>
    </style:style>
    <style:style style:name="T11" style:family="text">
      <style:text-properties officeooo:rsid="0015ca01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bold" officeooo:rsid="001b73d6" style:font-weight-asian="bold" style:font-weight-complex="bold"/>
    </style:style>
    <style:style style:name="T15" style:family="text">
      <style:text-properties style:text-underline-style="none" fo:font-weight="bold" officeooo:rsid="001c1a3f" style:font-weight-asian="bold" style:font-weight-complex="bold"/>
    </style:style>
    <style:style style:name="T16" style:family="text">
      <style:text-properties style:text-underline-style="none" fo:font-weight="bold" officeooo:rsid="001c5643" style:font-weight-asian="bold" style:font-weight-complex="bold"/>
    </style:style>
    <style:style style:name="T17" style:family="text">
      <style:text-properties style:text-underline-style="none" fo:font-weight="bold" officeooo:rsid="001cbff6" style:font-weight-asian="bold" style:font-weight-complex="bold"/>
    </style:style>
    <style:style style:name="T18" style:family="text">
      <style:text-properties style:text-underline-style="none" fo:font-weight="bold" officeooo:rsid="001e33b0" style:font-weight-asian="bold" style:font-weight-complex="bold"/>
    </style:style>
    <style:style style:name="T19" style:family="text">
      <style:text-properties style:text-underline-style="none" officeooo:rsid="001c1a3f"/>
    </style:style>
    <style:style style:name="T20" style:family="text">
      <style:text-properties style:text-underline-style="none" officeooo:rsid="001c5643"/>
    </style:style>
    <style:style style:name="T21" style:family="text">
      <style:text-properties style:text-underline-style="none" officeooo:rsid="001e33b0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officeooo:rsid="00266437"/>
    </style:style>
    <style:style style:name="T24" style:family="text">
      <style:text-properties style:text-underline-style="none" officeooo:rsid="0028324c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2ffc19" fo:background-color="#ffff00" loext:char-shading-value="0"/>
    </style:style>
    <style:style style:name="T27" style:family="text">
      <style:text-properties officeooo:rsid="001c5643"/>
    </style:style>
    <style:style style:name="T28" style:family="text">
      <style:text-properties officeooo:rsid="00221360"/>
    </style:style>
    <style:style style:name="T29" style:family="text">
      <style:text-properties officeooo:rsid="0024ccf8"/>
    </style:style>
    <style:style style:name="T30" style:family="text">
      <style:text-properties officeooo:rsid="0025c9fd"/>
    </style:style>
    <style:style style:name="T31" style:family="text">
      <style:text-properties officeooo:rsid="002e698c"/>
    </style:style>
    <style:style style:name="T32" style:family="text">
      <style:text-properties officeooo:rsid="002ffc19"/>
    </style:style>
    <style:style style:name="T33" style:family="text">
      <style:text-properties officeooo:rsid="00317679"/>
    </style:style>
    <style:style style:name="fr1" style:family="graphic" style:parent-style-name="Frame">
      <style:graphic-properties style:vertical-pos="middle" style:vertical-rel="page" style:horizontal-pos="center" style:horizontal-rel="page" draw:opacity="0%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Frame1" text:anchor-type="paragraph" svg:width="4.25in" style:rel-width="50%" draw:z-index="0"><draw:text-box fo:min-height="0.2in"><text:p text:style-name="P2"/><text:p text:style-name="P1">Documentation for Apache OfBiz Project</text:p></draw:text-box></draw:frame>General Tips:</text:p>
      <text:p text:style-name="P24">- Yellow highlighted “DELETE THIS” means I’m still temporarily working on that file but will eventually revert it back to its original code and delete the edit in this documentation</text:p>
      <text:p text:style-name="P24">- </text:p>
      <text:h text:style-name="P31" text:outline-level="1">Sign-Up Page</text:h>
      <text:p text:style-name="P13"/>
      <text:p text:style-name="P9">(7/14):</text:p>
      <text:p text:style-name="P12"><text:span text:style-name="T1">- </text:span><text:span text:style-name="T2">(Richard) </text:span><text:span text:style-name="T1">Edited file: </text:span><text:span text:style-name="T3">Ecommerce &gt; Template &gt; Customer &gt; NewCustomer.xml</text:span><text:span text:style-name="T1"> removed all unnecessary text boxes to only show First Name, Last Name, Email Address, Username, Password</text:span></text:p>
      <text:p text:style-name="P12"><text:span text:style-name="T1">- </text:span><text:span text:style-name="T2">(Richard) </text:span><text:span text:style-name="T1">Edited file: </text:span><text:span text:style-name="T3">Ecommerce &gt; Minilang &gt; Customer &gt; CustomerEvents.xml</text:span><text:span text:style-name="T1"> removed the code that checks for deleted input text boxes during user registration</text:span></text:p>
      <text:p text:style-name="P12"><text:span text:style-name="T1">- </text:span><text:span text:style-name="T2">(Richard) </text:span><text:span text:style-name="T1">Edited file: </text:span><text:span text:style-name="T3">Applications &gt; Party &gt; Minilang &gt; Customer &gt; CustomerEvents.xml </text:span><text:span text:style-name="T1">removed similar code that checks for the deleted input text boxes during user registration</text:span></text:p>
      <text:p text:style-name="P9"/>
      <text:p text:style-name="P10">(7/18):</text:p>
      <text:p text:style-name="P10">- (Richard) Edited file: <text:span text:style-name="T4">Ecommerce &gt; Template &gt; Customer &gt; NewCustomer.xml</text:span><text:span text:style-name="T11"> </text:span>commented out the Username and Password Hint text boxes</text:p>
      <text:p text:style-name="P10">- (Richard) Edited file: <text:s/><text:span text:style-name="T4">Ecommerce &gt; Minilang &gt; Customer &gt; CustomerEvents.xml</text:span><text:span text:style-name="T11"> </text:span>rewrote code to assign the email variable to the username variabl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<text:soft-page-break/>Creating a <text:span text:style-name="T30">Test for Components</text:span>:</text:p>
      <text:p text:style-name="P3">(7/20):</text:p>
      <text:p text:style-name="P3">First steps to create “<text:span text:style-name="T27">testC</text:span>reateListing” component: </text:p>
      <text:p text:style-name="P3"><text:tab/>- ./gradlew createPlugin -PpluginId=<text:span text:style-name="T27">testC</text:span>reateListing</text:p>
      <text:p text:style-name="P3"><text:tab/>- sudo ./gradlew “ofbiz –shutdown”</text:p>
      <text:p text:style-name="P3"><text:tab/>- ./gradlew loadDefault</text:p>
      <text:p text:style-name="P3"><text:tab/>- ./gradlew</text:p>
      <text:p text:style-name="P3"><text:tab/>- sudo ./gradlew ofbiz</text:p>
      <text:p text:style-name="P3">Which allows you to connect to localhost/<text:span text:style-name="T27">testC</text:span>reateListing with the User: admin Password: ofbiz account</text:p>
      <text:p text:style-name="P3"/>
      <text:p text:style-name="P3">- (Richard) Edited file: <text:span text:style-name="T3">specialpurpose &gt; ...&gt; widget &gt; </text:span><text:span text:style-name="T5">testC</text:span><text:span text:style-name="T3">reateListingScreens.xml</text:span></text:p>
      <text:p text:style-name="P14"><text:span text:style-name="T25">DELETE THIS</text:span><text:span text:style-name="T12"> added some text in “label” so it appears on the webpage</text:span></text:p>
      <text:p text:style-name="P14"><text:span text:style-name="T12">- (Richard) Edited file: </text:span><text:span text:style-name="T13">specialpurpose &gt; </text:span><text:span text:style-name="T16">...</text:span><text:span text:style-name="T13"> &gt; entitydef &gt; entitymodel.xml</text:span></text:p>
      <text:p text:style-name="P3">Created two entity definitions because a guide said so. Still working on this file.</text:p>
      <text:p text:style-name="P14"><text:span text:style-name="T12">- (Richard) Edited file: </text:span><text:span text:style-name="T14">specialpurpose &gt; ... &gt; data &gt; </text:span><text:span text:style-name="T16">testC</text:span><text:span text:style-name="T14">reateListingTypeData.xml</text:span></text:p>
      <text:p text:style-name="P15"><text:span text:style-name="T12">Added two </text:span><text:span text:style-name="T20">testC</text:span><text:span text:style-name="T12">reateListingType data groups</text:span></text:p>
      <text:p text:style-name="P15"><text:span text:style-name="T12">- (Richard) Edited file: </text:span><text:span text:style-name="T13">specialpurpose &gt; ... &gt; data &gt; </text:span><text:span text:style-name="T16">testC</text:span><text:span text:style-name="T13">reateListingDemoData.xml</text:span></text:p>
      <text:p text:style-name="P15"><text:span text:style-name="T12">Added four </text:span><text:span text:style-name="T20">testC</text:span><text:span text:style-name="T12">reateListing data </text:span><text:span text:style-name="T19">objects</text:span></text:p>
      <text:p text:style-name="P15"><text:span text:style-name="T12">- (Richard) </text:span><text:span text:style-name="T15">Loaded data into entity</text:span></text:p>
      <text:p text:style-name="P16"><text:span text:style-name="T12">In Webtools&gt;XML Data Import, copy the two data Types and four data objects in between &lt;entity-engine-xml&gt; <text:s/>“six copied entries” &lt;/entity-engine-xml&gt; and click Import Text. </text:span><text:span text:style-name="T20">This creates entries in the testCreateListing and testCreateListingType entities.</text:span></text:p>
      <text:p text:style-name="P16"><text:span text:style-name="T20">- (Richard) Edited file: </text:span><text:span text:style-name="T16">specialpurpose &gt; … &gt; servicedef &gt; services.xml</text:span></text:p>
      <text:p text:style-name="P4">Deleted default service. Added the createtestCreateListing service.</text:p>
      <text:p text:style-name="P17"><text:span text:style-name="T12">- (Richard) Edited file: </text:span><text:span text:style-name="T17">specialpurpose &gt; … &gt; widget &gt; testCreateListingForms.xml</text:span></text:p>
      <text:p text:style-name="P5">Added the form AddtestCreateListing</text:p>
      <text:p text:style-name="P18"><text:span text:style-name="T12">- (Richard) </text:span><text:span text:style-name="T21">Edited file: </text:span><text:span text:style-name="T18">specialpurpose &gt; … &gt; widget &gt; testCreateListingScreens.xml</text:span></text:p>
      <text:p text:style-name="P6">Included the AddtestCreateListing service into the testCreateListing webpage</text:p>
      <text:p text:style-name="P19"><text:soft-page-break/><text:span text:style-name="T12">- (Richard) Edited file: </text:span><text:span text:style-name="T13">specialpurpose &gt; … &gt; webapp &gt; … &gt; WEB-INF &gt; controller.xml</text:span></text:p>
      <text:p text:style-name="P6">Added request-map for createtestCreateListing service.</text:p>
      <text:p text:style-name="P6">- (Richard) <text:span text:style-name="T28">Edited file: </text:span><text:span text:style-name="T6">specialpurpose &gt; … &gt; widget &gt; TestCreateListingForms.xml</text:span></text:p>
      <text:p text:style-name="P7">Added two forms, FindtestCreateListing and ListtestCreateListing into the file. Note that the file is named TestCreateListingForms with a capital “T”. It was originally like this so I left it. Some files reference it so do not change the file name.</text:p>
      <text:p text:style-name="P7">- (Richard) Edited file: <text:span text:style-name="T7">specialpurpose &gt; … &gt; widget &gt; TestCreateListingScreens.xml</text:span></text:p>
      <text:p text:style-name="P8">Added the screen FindtestCreateListing.</text:p>
      <text:p text:style-name="P8">- (Richard) Edited file: <text:span text:style-name="T3">specialpurpose &gt; … &gt; webapp &gt; WEB-INF &gt; controller.xml</text:span></text:p>
      <text:p text:style-name="P8">Added a request-map and view-map for FindtestCreateListing.</text:p>
      <text:p text:style-name="P8">- (Richard) Edited file: <text:span text:style-name="T3">specialpurpose &gt; … &gt; widget &gt; TestCreateListingMenus.xml</text:span></text:p>
      <text:p text:style-name="P8">Added menu item for findtestCreateListing.</text:p>
      <text:p text:style-name="P8">- <text:span text:style-name="T29">(Richard) Edited file: </text:span><text:span text:style-name="T8">specialpurpose &gt; … &gt; config &gt; TestCreateListingUiLabels.xml</text:span></text:p>
      <text:p text:style-name="P11">Added four entries into the property list. Find, First Name, Id, Last Name.</text:p>
      <text:p text:style-name="P11">- (Richard) Edited file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<text:soft-page-break/>Creating Homepage:</text:p>
      <text:p text:style-name="P22"><text:span text:style-name="T22">- (Richard) Edited file: </text:span><text:span text:style-name="T12">specialpurpose &gt; Ecommerce &gt; widget &gt; CommonScreens.xml</text:span></text:p>
      <text:p text:style-name="P23"><text:span text:style-name="T12">Commented out </text:span><text:span text:style-name="T23">both </text:span><text:span text:style-name="T24">container “div1” and “div2” in ecom-mainarea to remove sidebars.</text:span></text:p>
      <text:p text:style-name="P26">- (Richard) Edited file: <text:span text:style-name="T9">applications &gt; order &gt; template &gt; entry &gt; catalog &gt; QuickAdd.ftl</text:span></text:p>
      <text:p text:style-name="P27"><text:span text:style-name="T26">DELETE THIS</text:span><text:span text:style-name="T32"> </text:span>Commented out the whole file in order to re-purpose it for a “Create Listing” page.</text:p>
      <text:p text:style-name="P28">- <text:span text:style-name="T31">(Richard) Edited file: </text:span><text:span text:style-name="T10">specialpurpose &gt; Ecommerce &gt; widget &gt; CatalogScreens.xml</text:span></text:p>
      <text:p text:style-name="P30">Added “listing” screen at end of file.</text:p>
      <text:p text:style-name="P29">- <text:span text:style-name="T31">(Richard) Edited file: </text:span><text:span text:style-name="T10">specialpurpose &gt; Ecommerce &gt; webapp &gt; … &gt; WEB-INF &gt; controller.xml</text:span></text:p>
      <text:p text:style-name="P30">Added entry for “listing”.</text:p>
      <text:p text:style-name="P30">- <text:span text:style-name="T33">(Richard) Edited fi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1:30:54.564669484</meta:creation-date>
    <dc:date>2017-07-26T20:05:44.721676600</dc:date>
    <meta:editing-duration>PT2H35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5" meta:paragraph-count="60" meta:word-count="625" meta:character-count="4315" meta:non-whitespace-character-count="3740"/>
  </office:meta>
</office:document-meta>
</file>